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Century Schoolbook" svg:font-family="'Century Schoolbook'"/>
    <style:font-face style:name="StarSymbol" svg:font-family="StarSymbol"/>
    <style:font-face style:name="Tahoma1" svg:font-family="Tahoma"/>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Acronyms" style:family="table">
      <style:table-properties style:width="6.9236in" table:align="left" fo:keep-with-next="always"/>
    </style:style>
    <style:style style:name="Acronyms.A" style:family="table-column">
      <style:table-column-properties style:column-width="1.5in"/>
    </style:style>
    <style:style style:name="Acronyms.B" style:family="table-column">
      <style:table-column-properties style:column-width="5.4236in"/>
    </style:style>
    <style:style style:name="Acronyms.A1" style:family="table-cell">
      <style:table-cell-properties fo:padding="0.0382in" fo:border="0.0007in solid #000000"/>
    </style:style>
    <style:style style:name="Acronyms.A2" style:family="table-cell">
      <style:table-cell-properties fo:padding="0.0382in" fo:border-left="0.0007in solid #000000" fo:border-right="none" fo:border-top="none" fo:border-bottom="0.0007in solid #000000"/>
    </style:style>
    <style:style style:name="Acronyms.B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fo:text-align="center" style:justify-single-word="false"/>
    </style:style>
    <style:style style:name="P2" style:family="paragraph" style:parent-style-name="Header_20_left">
      <style:paragraph-properties fo:text-align="end"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end" style:justify-single-word="false"/>
    </style:style>
    <style:style style:name="P5" style:family="paragraph" style:parent-style-name="Table_20_Contents">
      <style:paragraph-properties fo:text-align="justify" style:justify-single-word="false"/>
    </style:style>
    <style:style style:name="P6" style:family="paragraph" style:parent-style-name="Standard">
      <style:paragraph-properties fo:text-align="center" style:justify-single-word="false"/>
    </style:style>
    <style:style style:name="P7" style:family="paragraph" style:parent-style-name="Heading_20_1">
      <style:paragraph-properties fo:break-before="page"/>
    </style:style>
    <style:style style:name="P8" style:family="paragraph" style:parent-style-name="Table_20_index_20_heading">
      <style:paragraph-properties fo:break-before="page"/>
    </style:style>
    <style:style style:name="P9" style:family="paragraph" style:parent-style-name="Contents_20_Heading">
      <style:paragraph-properties fo:break-before="page"/>
    </style:style>
    <style:style style:name="P10" style:family="paragraph" style:parent-style-name="Table">
      <style:paragraph-properties fo:text-align="center" style:justify-single-word="false"/>
    </style:style>
    <style:style style:name="P11" style:family="paragraph" style:parent-style-name="Table_20_index_20_1">
      <style:paragraph-properties>
        <style:tab-stops>
          <style:tab-stop style:position="6.9252in" style:type="right" style:leader-style="dotted" style:leader-text="."/>
        </style:tab-stops>
      </style:paragraph-properties>
    </style:style>
    <style:style style:name="P12" style:family="paragraph" style:parent-style-name="Contents_20_1">
      <style:paragraph-properties>
        <style:tab-stops>
          <style:tab-stop style:position="6.9252in" style:type="right" style:leader-style="dotted" style:leader-text="."/>
        </style:tab-stops>
      </style:paragraph-properties>
    </style:style>
    <style:style style:name="P13" style:family="paragraph" style:parent-style-name="Contents_20_2">
      <style:paragraph-properties>
        <style:tab-stops>
          <style:tab-stop style:position="6.7283in" style:type="right" style:leader-style="dotted" style:leader-text="."/>
        </style:tab-stops>
      </style:paragraph-properties>
    </style:style>
    <style:style style:name="P14" style:family="paragraph" style:parent-style-name="Contents_20_3">
      <style:paragraph-properties>
        <style:tab-stops>
          <style:tab-stop style:position="6.5319in" style:type="right" style:leader-style="dotted" style:leader-text="."/>
        </style:tab-stops>
      </style:paragraph-properties>
    </style:style>
    <style:style style:name="P15" style:family="paragraph" style:parent-style-name="Standard" style:master-page-name="First_20_Page">
      <style:paragraph-properties fo:text-align="center" style:justify-single-word="false" style:page-number="auto"/>
    </style:style>
    <style:style style:name="P16" style:family="paragraph" style:parent-style-name="Heading_20_1">
      <style:paragraph-properties fo:break-before="page"/>
    </style:style>
    <style:style style:name="P17" style:family="paragraph" style:parent-style-name="Header">
      <style:paragraph-properties fo:text-align="center" style:justify-single-word="false"/>
    </style:style>
    <style:style style:name="P18" style:family="paragraph" style:parent-style-name="Header_20_left">
      <style:paragraph-properties fo:text-align="end" style:justify-single-word="false"/>
    </style:style>
    <style:style style:name="P19" style:family="paragraph" style:parent-style-name="Table_20_Contents">
      <style:paragraph-properties fo:text-align="justify" style:justify-single-word="false"/>
    </style:style>
    <style:style style:name="T1" style:family="text">
      <style:text-properties fo:font-size="14pt" style:font-size-asian="14pt" style:font-size-complex="14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Tower Hill Traffic Signal" text:name="FullSystemName"/>
        <text:user-field-decl office:value-type="string" office:string-value="20080818T1" text:name="DocumentNumber"/>
        <text:user-field-decl office:value-type="string" office:string-value="Draft" text:name="Revision"/>
        <text:user-field-decl office:value-type="string" office:string-value="18 June 2008" text:name="ReleaseDate"/>
        <text:user-field-decl office:value-type="string" office:string-value="Traffic Signal" text:name="ShortSystemName"/>
        <text:user-field-decl office:value-type="string" office:string-value="Software Development Plan" text:name="DocumentType"/>
      </text:user-field-decls>
      <text:p text:style-name="P15"/>
      <text:p text:style-name="P6"/>
      <text:p text:style-name="P6"/>
      <text:p text:style-name="P6"/>
      <text:p text:style-name="P6"/>
      <text:p text:style-name="P6"><text:user-field-get text:name="DocumentType">Software Development Plan</text:user-field-get></text:p>
      <text:p text:style-name="P6">for</text:p>
      <text:p text:style-name="P6"><text:user-field-get text:name="FullSystemName">Tower Hill Traffic Signal</text:user-field-get></text:p>
      <text:p text:style-name="P6"/>
      <text:p text:style-name="P6"/>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9">Table of Contents</text:p>
          </text:index-title>
          <text:p text:style-name="P12"><text:s/>1 Scope<text:tab/>6</text:p>
          <text:p text:style-name="P13"><text:s/>1.1 Identification<text:tab/>6</text:p>
          <text:p text:style-name="P13"><text:s/>1.2 System Overview<text:tab/>6</text:p>
          <text:p text:style-name="P13"><text:s/>1.3 Document Overview<text:tab/>6</text:p>
          <text:p text:style-name="P13"><text:s/>1.4 Relationship to other plans<text:tab/>6</text:p>
          <text:p text:style-name="P12"><text:s/>2 References<text:tab/>7</text:p>
          <text:p text:style-name="P13"><text:s/>2.1 General References<text:tab/>7</text:p>
          <text:p text:style-name="P13"><text:s/>2.2 Specific References<text:tab/>7</text:p>
          <text:p text:style-name="P13"><text:s/>2.3 Acronyms and Abbreviations<text:tab/>7</text:p>
          <text:p text:style-name="P12"><text:s/>3 Overview of required work<text:tab/>8</text:p>
          <text:p text:style-name="P12"><text:s/>4 Plans for performing general software development activities<text:tab/>9</text:p>
          <text:p text:style-name="P13"><text:s/>4.1 <text:s/>Software development process<text:tab/>9</text:p>
          <text:p text:style-name="P13"><text:s/>4.2 General plans for software development<text:tab/>9</text:p>
          <text:p text:style-name="P14"><text:s/>4.2.1 Software development needs<text:tab/>9</text:p>
          <text:p text:style-name="P14"><text:s/>4.2.2 Standards for software products<text:tab/>9</text:p>
          <text:p text:style-name="P14"><text:s/>4.2.3 Reusable software products<text:tab/>9</text:p>
          <text:p text:style-name="P14"><text:s/>4.2.4 Handling of critical requirements<text:tab/>9</text:p>
          <text:p text:style-name="P14"><text:s/>4.2.5 Computer hardware resource utilization<text:tab/>9</text:p>
          <text:p text:style-name="P14"><text:s/>4.2.6 Recording rationale<text:tab/>9</text:p>
          <text:p text:style-name="P14"><text:s/>4.2.7 Access for acquirer review<text:tab/>9</text:p>
          <text:p text:style-name="P12"><text:s/>5 Plans for performing detailed software development activities<text:tab/>10</text:p>
          <text:p text:style-name="P13"><text:s/>5.1 Project Planning and oversight<text:tab/>11</text:p>
          <text:p text:style-name="P14"><text:s/>5.1.1 Software evelopment planning (covering updates to this plan)<text:tab/>11</text:p>
          <text:p text:style-name="P14"><text:s/>5.1.2 CSCI test planning<text:tab/>11</text:p>
          <text:p text:style-name="P14"><text:s/>5.1.3 System test planning<text:tab/>11</text:p>
          <text:p text:style-name="P14"><text:s/>5.1.4 Software installation planning<text:tab/>11</text:p>
          <text:p text:style-name="P14"><text:s/>5.1.5 Software transition planning<text:tab/>11</text:p>
          <text:p text:style-name="P14"><text:s/>5.1.6 Following and updating plans, including the intervals for management review<text:tab/>11</text:p>
          <text:p text:style-name="P13"><text:s/>5.2 Establishing a software development environment<text:tab/>11</text:p>
          <text:p text:style-name="P14"><text:s/>5.2.1 Software engineering environment<text:tab/>11</text:p>
          <text:p text:style-name="P14"><text:s/>5.2.2 Software test environment<text:tab/>11</text:p>
          <text:p text:style-name="P14"><text:s/>5.2.3 Software development library<text:tab/>11</text:p>
          <text:p text:style-name="P14"><text:s/>5.2.4 Software development files<text:tab/>11</text:p>
          <text:p text:style-name="P14"><text:s/>5.2.5 Non-deliverable software<text:tab/>11</text:p>
          <text:p text:style-name="P13"><text:s/>5.3 System requirements analysis<text:tab/>11</text:p>
          <text:p text:style-name="P14"><text:s/>5.3.1 Analysis of user input<text:tab/>11</text:p>
          <text:p text:style-name="P14"><text:soft-page-break/><text:s/>5.3.2 Operational concept<text:tab/>11</text:p>
          <text:p text:style-name="P14"><text:s/>5.3.3 System requirements<text:tab/>11</text:p>
          <text:p text:style-name="P13"><text:s/>5.4 System design<text:tab/>11</text:p>
          <text:p text:style-name="P14"><text:s/>5.4.1 System-wide design decisions<text:tab/>11</text:p>
          <text:p text:style-name="P14"><text:s/>5.4.2 System architectural design<text:tab/>12</text:p>
          <text:p text:style-name="P13"><text:s/>5.5 Software requirements analysis<text:tab/>12</text:p>
          <text:p text:style-name="P13"><text:s/>5.6 Software design<text:tab/>12</text:p>
          <text:p text:style-name="P14"><text:s/>5.6.1 CSCI-wide design decisions<text:tab/>12</text:p>
          <text:p text:style-name="P14"><text:s/>5.6.2 CSCI architectural design<text:tab/>12</text:p>
          <text:p text:style-name="P14"><text:s/>5.6.3 CSCI detailed design<text:tab/>12</text:p>
          <text:p text:style-name="P13"><text:s/>5.7 Software implementation and unit testing<text:tab/>12</text:p>
          <text:p text:style-name="P14"><text:s/>5.7.1 Software implementation<text:tab/>12</text:p>
          <text:p text:style-name="P14"><text:s/>5.7.2 Preparing for unit testing<text:tab/>12</text:p>
          <text:p text:style-name="P14"><text:s/>5.7.3 Performing unit testing<text:tab/>12</text:p>
          <text:p text:style-name="P14"><text:s/>5.7.4 Revision and retesting<text:tab/>12</text:p>
          <text:p text:style-name="P14"><text:s/>5.7.5 Analyzing and recording unit test results<text:tab/>12</text:p>
          <text:p text:style-name="P13"><text:s/>5.8 Unit integration and testing<text:tab/>12</text:p>
          <text:p text:style-name="P14"><text:s/>5.8.1 Preparing for unit integration and testing<text:tab/>12</text:p>
          <text:p text:style-name="P14"><text:s/>5.8.2 Performing unit integration and testing<text:tab/>12</text:p>
          <text:p text:style-name="P14"><text:s/>5.8.3 Revision and retesting<text:tab/>12</text:p>
          <text:p text:style-name="P14"><text:s/>5.8.4 Analyzing and recording unit integration and test results<text:tab/>12</text:p>
          <text:p text:style-name="P13"><text:s/>5.9 CSCI qualification testing<text:tab/>12</text:p>
          <text:p text:style-name="P14"><text:s/>5.9.1 Independence in CSCI qualification testing<text:tab/>12</text:p>
          <text:p text:style-name="P14"><text:s/>5.9.2 Testing on the target computer system<text:tab/>13</text:p>
          <text:p text:style-name="P14"><text:s/>5.9.3 Preparing for CSCI qualification testing<text:tab/>13</text:p>
          <text:p text:style-name="P14"><text:s/>5.9.4 Dry run of CSCI qualification testing<text:tab/>13</text:p>
          <text:p text:style-name="P14"><text:s/>5.9.5 Performing CSCI qualification testing<text:tab/>13</text:p>
          <text:p text:style-name="P14"><text:s/>5.9.6 Revision and retesting<text:tab/>13</text:p>
          <text:p text:style-name="P14"><text:s/>5.9.7 Analyzing and recording CSCI qualification test results<text:tab/>13</text:p>
          <text:p text:style-name="P13"><text:s/>5.10 CSCI/HWCI integration and testing<text:tab/>13</text:p>
          <text:p text:style-name="P14"><text:s/>5.10.1 Preparing for CSCI/HWCI integration and testing<text:tab/>13</text:p>
          <text:p text:style-name="P14"><text:s/>5.10.2 Performing CSCI/HWCI integration and testing<text:tab/>13</text:p>
          <text:p text:style-name="P14"><text:s/>5.10.3 Revision and retesting<text:tab/>13</text:p>
          <text:p text:style-name="P14"><text:s/>5.10.4 Analyzing and recording CSCI/HWCI integration and testing<text:tab/>13</text:p>
          <text:p text:style-name="P13"><text:s/>5.11 System qualification testing<text:tab/>13</text:p>
          <text:p text:style-name="P14"><text:s/>5.11.1 Independence in System qualification testing<text:tab/>13</text:p>
          <text:p text:style-name="P14"><text:s/>5.11.2 Testing on the target computer system<text:tab/>13</text:p>
          <text:p text:style-name="P14"><text:s/>5.11.3 Preparing for System qualification testing<text:tab/>13</text:p>
          <text:p text:style-name="P14"><text:s/>5.11.4 Dry run of System qualification testing<text:tab/>13</text:p>
          <text:p text:style-name="P14"><text:s/>5.11.5 Performing System qualification testing<text:tab/>13</text:p>
          <text:p text:style-name="P14"><text:soft-page-break/><text:s/>5.11.6 Revision and retesting<text:tab/>13</text:p>
          <text:p text:style-name="P14"><text:s/>5.11.7 Analyzing and recording System qualification testing<text:tab/>13</text:p>
          <text:p text:style-name="P13"><text:s/>5.12 Preparing for software use<text:tab/>14</text:p>
          <text:p text:style-name="P14"><text:s/>5.12.1 Preparing the executable software<text:tab/>14</text:p>
          <text:p text:style-name="P14"><text:s/>5.12.2 Preparing version descriptions for user sites<text:tab/>14</text:p>
          <text:p text:style-name="P14"><text:s/>5.12.3 Preparing use manuals<text:tab/>14</text:p>
          <text:p text:style-name="P14"><text:s/>5.12.4 Installation at user sites<text:tab/>14</text:p>
          <text:p text:style-name="P13"><text:s/>5.13 Preparing for software transition<text:tab/>14</text:p>
          <text:p text:style-name="P14"><text:s/>5.13.1 Preparing the executable software<text:tab/>14</text:p>
          <text:p text:style-name="P14"><text:s/>5.13.2 Preparing source files<text:tab/>14</text:p>
          <text:p text:style-name="P14"><text:s/>5.13.3 Preparing version descriptions for the support site<text:tab/>14</text:p>
          <text:p text:style-name="P14"><text:s/>5.13.4 Preparing the “as built” CSCI design and other software support information<text:tab/>14</text:p>
          <text:p text:style-name="P14"><text:s/>5.13.5 Updating the system design description<text:tab/>14</text:p>
          <text:p text:style-name="P14"><text:s/>5.13.6 Preparing support manuals<text:tab/>14</text:p>
          <text:p text:style-name="P14"><text:s/>5.13.7 Transition to the designated support site<text:tab/>14</text:p>
          <text:p text:style-name="P13"><text:s/>5.14 Software configuration management<text:tab/>14</text:p>
          <text:p text:style-name="P14"><text:s/>5.14.1 Configuration identification<text:tab/>14</text:p>
          <text:p text:style-name="P14"><text:s/>5.14.2 Configuration control<text:tab/>14</text:p>
          <text:p text:style-name="P14"><text:s/>5.14.3 Configuration status accounting<text:tab/>14</text:p>
          <text:p text:style-name="P14"><text:s/>5.14.4 Configuration audits<text:tab/>14</text:p>
          <text:p text:style-name="P14"><text:s/>5.14.5 Lpackaging, storage, handling, and delivery<text:tab/>14</text:p>
          <text:p text:style-name="P13"><text:s/>5.15 Software product evaluation<text:tab/>15</text:p>
          <text:p text:style-name="P14"><text:s/>5.15.1 In-process and final software product evaluations<text:tab/>15</text:p>
          <text:p text:style-name="P14"><text:s/>5.15.2 Software product evaluation records, including items to be recorded<text:tab/>15</text:p>
          <text:p text:style-name="P14"><text:s/>5.15.3 Independence in software product evaulations<text:tab/>15</text:p>
          <text:p text:style-name="P13"><text:s/>5.16 Software quality assurance<text:tab/>15</text:p>
          <text:p text:style-name="P14"><text:s/>5.16.1 Software quality assurance evaulations<text:tab/>15</text:p>
          <text:p text:style-name="P14"><text:s/>5.16.2 Software quality assurance records, including items to be recorded<text:tab/>15</text:p>
          <text:p text:style-name="P14"><text:s/>5.16.3 Independence in software quality assurance<text:tab/>15</text:p>
          <text:p text:style-name="P13"><text:s/>5.17 Corrective action<text:tab/>15</text:p>
          <text:p text:style-name="P14"><text:s/>5.17.1 Problem/change reports, including items to be recorded<text:tab/>15</text:p>
          <text:p text:style-name="P14"><text:s/>5.17.2 Corrective action system<text:tab/>15</text:p>
          <text:p text:style-name="P13"><text:s/>5.18 Joint technical and management reviews<text:tab/>15</text:p>
          <text:p text:style-name="P14"><text:s/>5.18.1 Joint technical reviews, including a proposed set of review<text:tab/>15</text:p>
          <text:p text:style-name="P14"><text:s/>5.18.2 Joint management reviews, including a proposed set of reviews<text:tab/>15</text:p>
          <text:p text:style-name="P13"><text:s/>5.19 Other software development activities<text:tab/>15</text:p>
          <text:p text:style-name="P14"><text:s/>5.19.1 Risk management, including known risks and corresponding strategies<text:tab/>15</text:p>
          <text:p text:style-name="P14"><text:s/>5.19.2 Software management indicators, including indicators to be used<text:tab/>15</text:p>
          <text:p text:style-name="P14"><text:s/>5.19.3 Security and privacy<text:tab/>15</text:p>
          <text:p text:style-name="P14"><text:soft-page-break/><text:s/>5.19.4 Subcontractor management<text:tab/>15</text:p>
          <text:p text:style-name="P14"><text:s/>5.19.5 Interface with software independent verification and validation (IV &amp; V) agents<text:tab/>16</text:p>
          <text:p text:style-name="P14"><text:s/>5.19.6 Coordination with associate developers<text:tab/>16</text:p>
          <text:p text:style-name="P14"><text:s/>5.19.7 Improvement of project processes<text:tab/>16</text:p>
          <text:p text:style-name="P14"><text:s/>5.19.8 Other activities not covered elsewhere in the plan<text:tab/>16</text:p>
          <text:p text:style-name="P12"><text:s/>6 Schedules and activity network<text:tab/>17</text:p>
          <text:p text:style-name="P12"><text:s/>7 Project organization and resources<text:tab/>18</text:p>
          <text:p text:style-name="P13"><text:s/>7.1 Project organization<text:tab/>18</text:p>
          <text:p text:style-name="P13"><text:s/>7.2 Project resources<text:tab/>18</text:p>
          <text:p text:style-name="P12"><text:s/>8 Notes<text:tab/>19</text:p>
        </text:index-body>
      </text:table-of-content>
      <text:p text:style-name="P6"/>
      <text:table-index text:style-name="Sect2" text:protected="true" text:name="Index of Tables1">
        <text:table-index-source text:caption-sequence-name="Table" text:caption-sequence-format="text">
          <text:index-title-template text:style-name="Table_20_index_20_heading">List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Index of Tables1_Head">
            <text:p text:style-name="P8">List of Tables</text:p>
          </text:index-title>
          <text:p text:style-name="P11">Table 1: Acronyms and Abbreviations<text:tab/>6</text:p>
        </text:index-body>
      </text:table-index>
      <text:p text:style-name="P6"/>
      <text:p text:style-name="P6"/>
      <text:table-index text:style-name="Sect2" text:protected="true" text:name="Index of Tables2">
        <text:table-index-source text:caption-sequence-name="Figure" text:caption-sequence-format="text">
          <text:index-title-template text:style-name="Table_20_index_20_heading">List of Figure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Index of Tables2_Head">
            <text:p text:style-name="Table_20_index_20_heading">List of Figures</text:p>
          </text:index-title>
          <text:p text:style-name="P11">Figure 1: Intersection Overview<text:tab/>5</text:p>
        </text:index-body>
      </text:table-index>
      <text:p text:style-name="P6"/>
      <text:h text:style-name="P7" text:outline-level="1">Scope</text:h>
      <text:p text:style-name="Text_20_body"><text:tab/>This document provides the <text:user-field-get text:name="DocumentType">Software Development Plan</text:user-field-get> for modification of the <text:user-field-input text:name="FullSystemName" text:description="">Tower Hill Traffic Signal</text:user-field-input>. Thus, the system described herein shall be known as the <text:user-field-get text:name="ShortSystemName">Traffic Signal</text:user-field-get>.</text:p>
      <text:h text:style-name="Heading_20_2" text:outline-level="2">Identification</text:h>
      <text:p text:style-name="Text_20_body"><text:tab/>The <text:user-field-input text:name="ShortSystemName" text:description="">Traffic Signal</text:user-field-input> system described herein shall be identified as version 2.0.0. This system shall serve as a replacement for the current system, which is identified as 1.2.9.</text:p>
      <text:h text:style-name="Heading_20_2" text:outline-level="2">System Overview</text:h>
      <text:p text:style-name="Text_20_body"><text:tab/>The <text:user-field-input text:name="ShortSystemName" text:description="">Traffic Signal</text:user-field-input> system shall serve as a vehicle flow control device for the intersection of US Rt 1. and RI Rt 138 at what is known locally as Tower Hill. This intersection is bisected by US Rt 1, which traverses the intersection in a generally North/South direction. This intersection is entered from the west via RI Rt 138, which joins US Rt 1 at the intersection and runs to the North. This intersection is entered from the east via a local town road named Bridgetown Road. The intersection and these roads are shown in <text:sequence-ref text:reference-format="category-and-value" text:ref-name="refFigure0">Figure 1</text:sequence-ref>. See reference <text:bookmark-ref text:reference-format="text" text:ref-name="OCD">OCD</text:bookmark-ref> for more information.</text:p>
      <text:p text:style-name="Text_20_body"><draw:frame draw:style-name="fr1" draw:name="Intersection Overview" text:anchor-type="paragraph" svg:width="2.8201in" svg:height="2.25in" draw:z-index="0"><draw:image xlink:href="../Images/Intersection.jpg" xlink:type="simple" xlink:show="embed" xlink:actuate="onLoad"/></draw:frame></text:p>
      <text:p text:style-name="Figure">Figure <text:sequence text:ref-name="refFigure0" text:name="Figure" text:formula="ooow:Figure+1" style:num-format="1">1</text:sequence>: Intersection Overview</text:p>
      <text:h text:style-name="Heading_20_2" text:outline-level="2">Document Overview</text:h>
      <text:p text:style-name="Text_20_body"><text:tab/>This document provides the <text:user-field-get text:name="DocumentType">Software Development Plan</text:user-field-get> (SDP) for the <text:user-field-input text:name="FullSystemName" text:description="">Tower Hill Traffic Signal</text:user-field-input>. This document format is based upon the format as provided in Reference <text:bookmark-ref text:reference-format="text" text:ref-name="SDP_DID">[SDP_DID]</text:bookmark-ref>.</text:p>
      <text:h text:style-name="Heading_20_2" text:outline-level="2"><text:soft-page-break/>Relationship to other plans</text:h>
      <text:p text:style-name="Text_20_body"><text:tab/>This software development plan entails development, testing, and deployment plans as will be developed during this effort.</text:p>
      <text:h text:style-name="Heading_20_1" text:outline-level="1">References</text:h>
      <text:p text:style-name="Text_20_body"><text:tab/>This section provides a list of referenced items for this document.</text:p>
      <text:h text:style-name="Heading_20_2" text:outline-level="2">General References</text:h>
      <text:p text:style-name="Standard"><text:bookmark-start text:name="SDP_DID"/><text:bookmark-start text:name="OCD_DID"/>[SDP_DID]<text:bookmark-end text:name="SDP_DID"/><text:bookmark-end text:name="OCD_DID"/> DI-IPSC-81427 Data Item Description for Software Development Plan (SDP), MIL-STD-498, 05 Dec 1994.</text:p>
      <text:h text:style-name="Heading_20_2" text:outline-level="2">Specific References</text:h>
      <text:p text:style-name="Text_20_body">[<text:bookmark-start text:name="OCD"/>OCD<text:bookmark-end text:name="OCD"/>] Operational Concept Description for Tower Hill Traffic Signal, Document 20080818T1-Draft.</text:p>
      <text:h text:style-name="Heading_20_2" text:outline-level="2"><text:span text:style-name="T1">A</text:span>cronyms and Abbreviations</text:h>
      <text:p text:style-name="Text_20_body"/>
      <table:table table:name="Acronyms" table:style-name="Acronyms">
        <table:table-column table:style-name="Acronyms.A"/>
        <table:table-column table:style-name="Acronyms.B"/>
        <table:table-header-rows>
          <table:table-row>
            <table:table-cell table:style-name="Acronyms.A1" table:number-columns-spanned="2" office:value-type="string">
              <text:p text:style-name="P10">Table <text:sequence text:ref-name="refTable0" text:name="Table" text:formula="ooow:Table+1" style:num-format="1">1</text:sequence>: Acronyms and Abbreviations</text:p>
            </table:table-cell>
            <table:covered-table-cell/>
          </table:table-row>
        </table:table-header-rows>
        <table:table-row>
          <table:table-cell table:style-name="Acronyms.A2" office:value-type="string">
            <text:p text:style-name="P5">DID</text:p>
          </table:table-cell>
          <table:table-cell table:style-name="Acronyms.B2" office:value-type="string">
            <text:p text:style-name="P5">Data Item Description</text:p>
          </table:table-cell>
        </table:table-row>
        <table:table-row>
          <table:table-cell table:style-name="Acronyms.A2" office:value-type="string">
            <text:p text:style-name="P5">OCD</text:p>
          </table:table-cell>
          <table:table-cell table:style-name="Acronyms.B2" office:value-type="string">
            <text:p text:style-name="P5">Operational Concept Description</text:p>
          </table:table-cell>
        </table:table-row>
        <table:table-row>
          <table:table-cell table:style-name="Acronyms.A2" office:value-type="string">
            <text:p text:style-name="P5">SDP</text:p>
          </table:table-cell>
          <table:table-cell table:style-name="Acronyms.B2" office:value-type="string">
            <text:p text:style-name="P5">Software Development Plan</text:p>
          </table:table-cell>
        </table:table-row>
      </table:table>
      <text:p text:style-name="Table"/>
      <text:p text:style-name="Text_20_body"/>
      <text:p text:style-name="Text_20_body"/>
      <text:p text:style-name="Text_20_body"/>
      <text:p text:style-name="Text_20_body"/>
      <text:h text:style-name="P7" text:outline-level="1">Overview of required work</text:h>
      <text:p text:style-name="Text_20_body"/>
      <text:h text:style-name="Heading_20_2" text:outline-level="2">Requirements and constraints on the system and software to be developed</text:h>
      <text:p text:style-name="Text_20_body"/>
      <text:h text:style-name="Heading_20_2" text:outline-level="2">Requirements and constraints on the project documentation</text:h>
      <text:p text:style-name="Text_20_body"/>
      <text:h text:style-name="Heading_20_2" text:outline-level="2">Position of the project in the system life cycle</text:h>
      <text:p text:style-name="Text_20_body"/>
      <text:h text:style-name="Heading_20_2" text:outline-level="2">Program/acquisition strategy or requirements/constraints on it</text:h>
      <text:p text:style-name="Text_20_body"/>
      <text:h text:style-name="Heading_20_2" text:outline-level="2">Requirements and constraints on project schedules and resources</text:h>
      <text:p text:style-name="Text_20_body"/>
      <text:h text:style-name="Heading_20_2" text:outline-level="2">Other requirements and constraints</text:h>
      <text:p text:style-name="Text_20_body"/>
      <text:h text:style-name="Heading_20_3" text:outline-level="3">Project Security</text:h>
      <text:p text:style-name="Text_20_body"/>
      <text:h text:style-name="Heading_20_3" text:outline-level="3">Privacy Concerns</text:h>
      <text:p text:style-name="Text_20_body"/>
      <text:h text:style-name="Heading_20_3" text:outline-level="3">Methods</text:h>
      <text:p text:style-name="Text_20_body"/>
      <text:h text:style-name="Heading_20_3" text:outline-level="3">Standards</text:h>
      <text:p text:style-name="Text_20_body"/>
      <text:h text:style-name="Heading_20_3" text:outline-level="3"><text:soft-page-break/>Interdependencies on hardware/software development</text:h>
      <text:p text:style-name="Text_20_body"/>
      <text:h text:style-name="Heading_20_3" text:outline-level="3">Miscellaneous requirements and constraints</text:h>
      <text:p text:style-name="Text_20_body"/>
      <text:p text:style-name="Text_20_body"/>
      <text:h text:style-name="P7" text:outline-level="1">Plans for performing general software development activities</text:h>
      <text:h text:style-name="Heading_20_2" text:outline-level="2"><text:s/>Software development process</text:h>
      <text:h text:style-name="Heading_20_2" text:outline-level="2">General plans for software development</text:h>
      <text:h text:style-name="Heading_20_3" text:outline-level="3">Software development needs</text:h>
      <text:h text:style-name="Heading_20_3" text:outline-level="3">Standards for software products</text:h>
      <text:h text:style-name="Heading_20_3" text:outline-level="3">Reusable software products</text:h>
      <text:h text:style-name="Heading_20_4" text:outline-level="4">Incorporating reusable software products</text:h>
      <text:h text:style-name="Heading_20_4" text:outline-level="4">Developing reusable software products</text:h>
      <text:h text:style-name="Heading_20_3" text:outline-level="3">Handling of critical requirements</text:h>
      <text:h text:style-name="Heading_20_4" text:outline-level="4">Safety assurance</text:h>
      <text:h text:style-name="Heading_20_4" text:outline-level="4">Security assurance</text:h>
      <text:h text:style-name="Heading_20_4" text:outline-level="4">Privacy assurance</text:h>
      <text:h text:style-name="Heading_20_4" text:outline-level="4">Assurance of other critical requirements</text:h>
      <text:h text:style-name="Heading_20_3" text:outline-level="3">Computer hardware resource utilization</text:h>
      <text:h text:style-name="Heading_20_3" text:outline-level="3">Recording rationale</text:h>
      <text:h text:style-name="Heading_20_3" text:outline-level="3">Access for acquirer review</text:h>
      <text:h text:style-name="P7" text:outline-level="1">Plans for performing detailed software development activities</text:h>
      <text:h text:style-name="Heading_20_2" text:outline-level="2">Project Planning and oversight</text:h>
      <text:h text:style-name="Heading_20_3" text:outline-level="3"><text:soft-page-break/>Software evelopment planning (covering updates to this plan)</text:h>
      <text:h text:style-name="Heading_20_3" text:outline-level="3">CSCI test planning</text:h>
      <text:h text:style-name="Heading_20_3" text:outline-level="3">System test planning</text:h>
      <text:h text:style-name="Heading_20_3" text:outline-level="3">Software installation planning</text:h>
      <text:h text:style-name="Heading_20_3" text:outline-level="3">Software transition planning</text:h>
      <text:h text:style-name="Heading_20_3" text:outline-level="3">Following and updating plans, including the intervals for management review</text:h>
      <text:h text:style-name="Heading_20_2" text:outline-level="2">Establishing a software development environment</text:h>
      <text:h text:style-name="Heading_20_3" text:outline-level="3">Software engineering environment</text:h>
      <text:h text:style-name="Heading_20_3" text:outline-level="3">Software test environment</text:h>
      <text:h text:style-name="Heading_20_3" text:outline-level="3">Software development library</text:h>
      <text:h text:style-name="Heading_20_3" text:outline-level="3">Software development files</text:h>
      <text:h text:style-name="Heading_20_3" text:outline-level="3">Non-deliverable software</text:h>
      <text:h text:style-name="Heading_20_2" text:outline-level="2">System requirements analysis</text:h>
      <text:h text:style-name="Heading_20_3" text:outline-level="3">Analysis of user input</text:h>
      <text:h text:style-name="Heading_20_3" text:outline-level="3">Operational concept</text:h>
      <text:h text:style-name="Heading_20_3" text:outline-level="3">System requirements</text:h>
      <text:h text:style-name="Heading_20_2" text:outline-level="2"><text:soft-page-break/>System design</text:h>
      <text:h text:style-name="Heading_20_3" text:outline-level="3">System-wide design decisions</text:h>
      <text:h text:style-name="Heading_20_3" text:outline-level="3">System architectural design</text:h>
      <text:h text:style-name="Heading_20_2" text:outline-level="2">Software requirements analysis</text:h>
      <text:h text:style-name="Heading_20_2" text:outline-level="2">Software design</text:h>
      <text:h text:style-name="Heading_20_3" text:outline-level="3">CSCI-wide design decisions</text:h>
      <text:h text:style-name="Heading_20_3" text:outline-level="3">CSCI architectural design</text:h>
      <text:h text:style-name="Heading_20_3" text:outline-level="3">CSCI detailed design</text:h>
      <text:h text:style-name="Heading_20_2" text:outline-level="2">Software implementation and unit testing</text:h>
      <text:h text:style-name="Heading_20_3" text:outline-level="3">Software implementation</text:h>
      <text:h text:style-name="Heading_20_3" text:outline-level="3">Preparing for unit testing</text:h>
      <text:h text:style-name="Heading_20_3" text:outline-level="3">Performing unit testing</text:h>
      <text:h text:style-name="Heading_20_3" text:outline-level="3">Revision and retesting</text:h>
      <text:h text:style-name="Heading_20_3" text:outline-level="3">Analyzing and recording unit test results</text:h>
      <text:h text:style-name="Heading_20_2" text:outline-level="2">Unit integration and testing</text:h>
      <text:h text:style-name="Heading_20_3" text:outline-level="3">Preparing for unit integration and testing</text:h>
      <text:h text:style-name="Heading_20_3" text:outline-level="3">Performing unit integration and testing</text:h>
      <text:h text:style-name="Heading_20_3" text:outline-level="3">Revision and retesting</text:h>
      <text:h text:style-name="Heading_20_3" text:outline-level="3"><text:soft-page-break/>Analyzing and recording unit integration and test results</text:h>
      <text:h text:style-name="Heading_20_2" text:outline-level="2">CSCI qualification testing</text:h>
      <text:h text:style-name="Heading_20_3" text:outline-level="3">Independence in CSCI qualification testing</text:h>
      <text:h text:style-name="Heading_20_3" text:outline-level="3">Testing on the target computer system</text:h>
      <text:h text:style-name="Heading_20_3" text:outline-level="3">Preparing for CSCI qualification testing</text:h>
      <text:h text:style-name="Heading_20_3" text:outline-level="3">Dry run of CSCI qualification testing</text:h>
      <text:h text:style-name="Heading_20_3" text:outline-level="3">Performing CSCI qualification testing</text:h>
      <text:h text:style-name="Heading_20_3" text:outline-level="3">Revision and retesting</text:h>
      <text:h text:style-name="Heading_20_3" text:outline-level="3">Analyzing and recording CSCI qualification test results</text:h>
      <text:h text:style-name="Heading_20_2" text:outline-level="2">CSCI/HWCI integration and testing</text:h>
      <text:h text:style-name="Heading_20_3" text:outline-level="3">Preparing for CSCI/HWCI integration and testing</text:h>
      <text:h text:style-name="Heading_20_3" text:outline-level="3">Performing CSCI/HWCI integration and testing</text:h>
      <text:h text:style-name="Heading_20_3" text:outline-level="3">Revision and retesting</text:h>
      <text:h text:style-name="Heading_20_3" text:outline-level="3">Analyzing and recording CSCI/HWCI integration and testing</text:h>
      <text:h text:style-name="Heading_20_2" text:outline-level="2">System qualification testing</text:h>
      <text:h text:style-name="Heading_20_3" text:outline-level="3">Independence in System qualification testing</text:h>
      <text:h text:style-name="Heading_20_3" text:outline-level="3">Testing on the target computer system</text:h>
      <text:h text:style-name="Heading_20_3" text:outline-level="3">Preparing for System qualification testing</text:h>
      <text:h text:style-name="Heading_20_3" text:outline-level="3"><text:soft-page-break/>Dry run of System qualification testing</text:h>
      <text:h text:style-name="Heading_20_3" text:outline-level="3">Performing System qualification testing</text:h>
      <text:h text:style-name="Heading_20_3" text:outline-level="3">Revision and retesting</text:h>
      <text:h text:style-name="Heading_20_3" text:outline-level="3">Analyzing and recording System qualification testing</text:h>
      <text:h text:style-name="Heading_20_2" text:outline-level="2">Preparing for software use</text:h>
      <text:h text:style-name="Heading_20_3" text:outline-level="3">Preparing the executable software</text:h>
      <text:h text:style-name="Heading_20_3" text:outline-level="3">Preparing version descriptions for user sites</text:h>
      <text:h text:style-name="Heading_20_3" text:outline-level="3">Preparing use manuals</text:h>
      <text:h text:style-name="Heading_20_3" text:outline-level="3">Installation at user sites</text:h>
      <text:h text:style-name="Heading_20_2" text:outline-level="2">Preparing for software transition</text:h>
      <text:h text:style-name="Heading_20_3" text:outline-level="3">Preparing the executable software</text:h>
      <text:h text:style-name="Heading_20_3" text:outline-level="3">Preparing source files</text:h>
      <text:h text:style-name="Heading_20_3" text:outline-level="3">Preparing version descriptions for the support site</text:h>
      <text:h text:style-name="Heading_20_3" text:outline-level="3">Preparing the “as built” CSCI design and other software support information</text:h>
      <text:h text:style-name="Heading_20_3" text:outline-level="3">Updating the system design description</text:h>
      <text:h text:style-name="Heading_20_3" text:outline-level="3">Preparing support manuals</text:h>
      <text:h text:style-name="Heading_20_3" text:outline-level="3">Transition to the designated support site</text:h>
      <text:h text:style-name="Heading_20_2" text:outline-level="2"><text:soft-page-break/>Software configuration management</text:h>
      <text:h text:style-name="Heading_20_3" text:outline-level="3">Configuration identification</text:h>
      <text:h text:style-name="Heading_20_3" text:outline-level="3">Configuration control</text:h>
      <text:h text:style-name="Heading_20_3" text:outline-level="3">Configuration status accounting</text:h>
      <text:h text:style-name="Heading_20_3" text:outline-level="3">Configuration audits</text:h>
      <text:h text:style-name="Heading_20_3" text:outline-level="3">Lpackaging, storage, handling, and delivery</text:h>
      <text:h text:style-name="Heading_20_2" text:outline-level="2">Software product evaluation</text:h>
      <text:h text:style-name="Heading_20_3" text:outline-level="3">In-process and final software product evaluations</text:h>
      <text:h text:style-name="Heading_20_3" text:outline-level="3">Software product evaluation records, including items to be recorded</text:h>
      <text:h text:style-name="Heading_20_3" text:outline-level="3">Independence in software product evaulations</text:h>
      <text:h text:style-name="Heading_20_2" text:outline-level="2">Software quality assurance</text:h>
      <text:h text:style-name="Heading_20_3" text:outline-level="3">Software quality assurance evaulations</text:h>
      <text:h text:style-name="Heading_20_3" text:outline-level="3">Software quality assurance records, including items to be recorded</text:h>
      <text:h text:style-name="Heading_20_3" text:outline-level="3">Independence in software quality assurance</text:h>
      <text:h text:style-name="Heading_20_2" text:outline-level="2">Corrective action</text:h>
      <text:h text:style-name="Heading_20_3" text:outline-level="3">Problem/change reports, including items to be recorded</text:h>
      <text:h text:style-name="Heading_20_3" text:outline-level="3">Corrective action system</text:h>
      <text:h text:style-name="Heading_20_2" text:outline-level="2">Joint technical and management reviews</text:h>
      <text:h text:style-name="Heading_20_3" text:outline-level="3"><text:soft-page-break/>Joint technical reviews, including a proposed set of review</text:h>
      <text:h text:style-name="Heading_20_3" text:outline-level="3">Joint management reviews, including a proposed set of reviews</text:h>
      <text:h text:style-name="Heading_20_2" text:outline-level="2">Other software development activities</text:h>
      <text:h text:style-name="Heading_20_3" text:outline-level="3">Risk management, including known risks and corresponding strategies</text:h>
      <text:h text:style-name="Heading_20_3" text:outline-level="3">Software management indicators, including indicators to be used</text:h>
      <text:h text:style-name="Heading_20_3" text:outline-level="3">Security and privacy</text:h>
      <text:h text:style-name="Heading_20_3" text:outline-level="3">Subcontractor management</text:h>
      <text:h text:style-name="Heading_20_3" text:outline-level="3">Interface with software independent verification and validation (IV &amp; V) agents</text:h>
      <text:h text:style-name="Heading_20_3" text:outline-level="3">Coordination with associate developers</text:h>
      <text:h text:style-name="Heading_20_3" text:outline-level="3">Improvement of project processes</text:h>
      <text:h text:style-name="Heading_20_3" text:outline-level="3">Other activities not covered elsewhere in the plan</text:h>
      <text:p text:style-name="Text_20_body"/>
      <text:h text:style-name="P7" text:outline-level="1">Schedules and activity network</text:h>
      <text:p text:style-name="Text_20_body"/>
      <text:p text:style-name="Text_20_body"/>
      <text:p text:style-name="Text_20_body"/>
      <text:h text:style-name="P7" text:outline-level="1">Project organization and resources</text:h>
      <text:p text:style-name="Text_20_body"/>
      <text:h text:style-name="Heading_20_2" text:outline-level="2">Project organization</text:h>
      <text:p text:style-name="Text_20_body"/>
      <text:h text:style-name="Heading_20_2" text:outline-level="2">Project resources</text:h>
      <text:p text:style-name="Text_20_body"/>
      <text:p text:style-name="Text_20_body"/>
      <text:h text:style-name="P7" text:outline-level="1">Notes</text:h>
      <text:p text:style-name="Text_20_body"/>
      <text:p text:style-name="Text_20_body"/>
      <text:p text:style-name="Text_20_body"/>
      <text:p text:style-name="Text_20_body"/>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Century Schoolbook" svg:font-family="'Century Schoolbook'"/>
    <style:font-face style:name="StarSymbol" svg:font-family="StarSymbol"/>
    <style:font-face style:name="Tahoma1" svg:font-family="Tahoma"/>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Century Schoolbook"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Century Schoolbook" fo:font-size="12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fo:text-align="justify" style:justify-single-word="false"/>
    </style:style>
    <style:style style:name="List" style:family="paragraph" style:parent-style-name="Text_20_body" style:class="list">
      <style:text-properties style:font-name="Century Schoolbook" style:font-name-complex="Tahoma1"/>
    </style:style>
    <style:style style:name="Caption" style:family="paragraph" style:parent-style-name="Standard" style:class="extra">
      <style:paragraph-properties fo:margin-top="0.0835in" fo:margin-bottom="0.0835in" text:number-lines="false" text:line-number="0"/>
      <style:text-properties style:font-name="Century Schoolbook"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entury Schoolbook"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class="text" style:master-page-name="" style:default-outline-level="1">
      <style:paragraph-properties style:page-number="auto" fo:break-before="page" fo:background-color="transparent">
        <style:tab-stops/>
        <style:background-image/>
      </style:paragraph-properties>
      <style:text-properties fo:text-transform="uppercase" fo:font-size="12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variant="small-caps" fo:font-size="12pt" fo:font-style="normal" fo:font-weight="bold"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class="text" style:master-page-name="" style:default-outline-level="3">
      <style:paragraph-properties style:page-number="auto" fo:background-color="transparent" style:shadow="none">
        <style:tab-stops/>
        <style:background-image/>
      </style:paragraph-properties>
      <style:text-properties fo:font-size="12pt" fo:font-style="italic" style:text-underline-style="solid" style:text-underline-width="auto" style:text-underline-color="font-colo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12pt" fo:font-style="normal" fo:font-weight="bold" style:font-size-asian="85%" style:font-style-asian="italic" style:font-weight-asian="bold" style:font-size-complex="85%" style:font-style-complex="italic" style:font-weight-complex="bold"/>
    </style:style>
    <style:style style:name="Figure" style:family="paragraph" style:parent-style-name="Caption">
      <style:paragraph-properties fo:text-align="center" style:justify-single-word="false"/>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rame_20_contents" style:display-name="Frame contents" style:family="paragraph" style:parent-style-name="Text_20_body" style:class="extra"/>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Table" style:family="paragraph" style:parent-style-name="Caption" style:class="extra"/>
    <style:style style:name="Table_20_index_20_1" style:display-name="Tabl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OLE"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text:style-name="Numbering_20_Symbols" style:num-prefix=" " style:num-suffix=" " style:num-format="1">
        <style:list-level-properties text:min-label-distance="0.15in"/>
      </text:outline-level-style>
      <text:outline-level-style text:level="2" text:style-name="Numbering_20_Symbols" style:num-prefix=" " style:num-suffix=" " style:num-format="1" text:display-levels="2">
        <style:list-level-properties text:min-label-distance="0.15in"/>
      </text:outline-level-style>
      <text:outline-level-style text:level="3" text:style-name="Numbering_20_Symbols" style:num-prefix=" " style:num-suffix=" " style:num-format="1" text:display-levels="3">
        <style:list-level-properties text:min-label-distance="0.15in"/>
      </text:outline-level-style>
      <text:outline-level-style text:level="4" text:style-name="Numbering_20_Symbols" style:num-prefix=" " style:num-suffix=" " style:num-format="1" text:display-levels="4">
        <style:list-level-properties text:min-label-distance="0.15in"/>
      </text:outline-level-style>
      <text:outline-level-style text:level="5" text:style-name="Numbering_20_Symbols" style:num-prefix=" " style:num-suffix=" " style:num-format="1" text:display-levels="5">
        <style:list-level-properties text:min-label-distance="0.15in"/>
      </text:outline-level-style>
      <text:outline-level-style text:level="6" text:style-name="Numbering_20_Symbols" style:num-prefix=" " style:num-suffix=" " style:num-format="1" text:display-levels="6">
        <style:list-level-properties text:min-label-distance="0.15in"/>
      </text:outline-level-style>
      <text:outline-level-style text:level="7" text:style-name="Numbering_20_Symbols" style:num-prefix=" " style:num-suffix=" " style:num-format="1" text:display-levels="7">
        <style:list-level-properties text:min-label-distance="0.15in"/>
      </text:outline-level-style>
      <text:outline-level-style text:level="8" text:style-name="Numbering_20_Symbols" style:num-prefix=" " style:num-suffix=" " style:num-format="1" text:display-levels="8">
        <style:list-level-properties text:min-label-distance="0.15in"/>
      </text:outline-level-style>
      <text:outline-level-style text:level="9" text:style-name="Numbering_20_Symbols" style:num-prefix=" " style:num-suffix=" " style:num-format="1" text:display-levels="9">
        <style:list-level-properties text:min-label-distance="0.15in"/>
      </text:outline-level-style>
      <text:outline-level-style text:level="10" text:style-name="Numbering_20_Symbols" style:num-prefix=" " style:num-suffix=" " style:num-format="1" text:display-levels="10">
        <style:list-level-properties text:min-label-distance="0.15in"/>
      </text:outline-level-style>
    </text:outline-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5" style:family="table">
      <style:table-properties style:width="6.9236in" table:align="left"/>
    </style:style>
    <style:style style:name="Table5.A" style:family="table-column">
      <style:table-column-properties style:column-width="1.9931in"/>
    </style:style>
    <style:style style:name="Table5.B" style:family="table-column">
      <style:table-column-properties style:column-width="4.9306in"/>
    </style:style>
    <style:style style:name="Table2" style:family="table">
      <style:table-properties style:width="6.9236in" table:align="left"/>
    </style:style>
    <style:style style:name="Table2.A" style:family="table-column">
      <style:table-column-properties style:column-width="1.9861in"/>
    </style:style>
    <style:style style:name="Table2.B" style:family="table-column">
      <style:table-column-properties style:column-width="4.9375in"/>
    </style:style>
    <style:style style:name="Table4" style:family="table">
      <style:table-properties style:width="6.9236in" table:align="left"/>
    </style:style>
    <style:style style:name="Table4.A" style:family="table-column">
      <style:table-column-properties style:column-width="1.9861in"/>
    </style:style>
    <style:style style:name="Table4.B" style:family="table-column">
      <style:table-column-properties style:column-width="1.5139in"/>
    </style:style>
    <style:style style:name="Table4.C" style:family="table-column">
      <style:table-column-properties style:column-width="2.0139in"/>
    </style:style>
    <style:style style:name="Table4.D" style:family="table-column">
      <style:table-column-properties style:column-width="1.4097in"/>
    </style:style>
    <style:style style:name="Table4.A1" style:family="table-cell">
      <style:table-cell-properties fo:padding="0in" fo:border="none"/>
    </style:style>
    <style:style style:name="Table1" style:family="table">
      <style:table-properties style:width="6.9236in" table:align="left"/>
    </style:style>
    <style:style style:name="Table1.A" style:family="table-column">
      <style:table-column-properties style:column-width="1.9861in"/>
    </style:style>
    <style:style style:name="Table1.B" style:family="table-column">
      <style:table-column-properties style:column-width="1.5139in"/>
    </style:style>
    <style:style style:name="Table1.C" style:family="table-column">
      <style:table-column-properties style:column-width="2.0139in"/>
    </style:style>
    <style:style style:name="Table1.D" style:family="table-column">
      <style:table-column-properties style:column-width="1.4097in"/>
    </style:style>
    <style:style style:name="Table1.A1" style:family="table-cell">
      <style:table-cell-properties fo:padding="0in" fo:border="none"/>
    </style:style>
    <style:style style:name="Table3" style:family="table">
      <style:table-properties style:width="6.9236in" table:align="left"/>
    </style:style>
    <style:style style:name="Table3.A" style:family="table-column">
      <style:table-column-properties style:column-width="1.9861in"/>
    </style:style>
    <style:style style:name="Table3.B" style:family="table-column">
      <style:table-column-properties style:column-width="1.5139in"/>
    </style:style>
    <style:style style:name="Table3.C" style:family="table-column">
      <style:table-column-properties style:column-width="2.0139in"/>
    </style:style>
    <style:style style:name="Table3.D" style:family="table-column">
      <style:table-column-properties style:column-width="1.4097in"/>
    </style:style>
    <style:style style:name="Table3.A1" style:family="table-cell">
      <style:table-cell-properties fo:padding="0in" fo:border="none"/>
    </style:style>
    <style:style style:name="P1" style:family="paragraph" style:parent-style-name="Header">
      <style:paragraph-properties fo:text-align="center" style:justify-single-word="false"/>
    </style:style>
    <style:style style:name="P2" style:family="paragraph" style:parent-style-name="Header_20_left">
      <style:paragraph-properties fo:text-align="end"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end" style:justify-single-word="false"/>
    </style:style>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pm2">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4in" fo:margin-left="0in" fo:margin-right="0in" fo:margin-top="0.2in" style:dynamic-spacing="false"/>
      </style:footer-style>
    </style:page-layout>
    <style:page-layout style:name="pm4"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4in" fo:margin-left="0in" fo:margin-right="0in" fo:margin-top="0.2in" style:dynamic-spacing="false"/>
      </style:footer-style>
    </style:page-layout>
    <number:time-style style:name="N40">
      <number:hours number:style="long"/>
      <number:text>:</number:text>
      <number:minutes number:style="long"/>
    </number:time-style>
    <number:date-style style:name="N81">
      <number:day/>
      <number:text>. </number:text>
      <number:month number:style="long" number:textual="true"/>
      <number:text> </number:text>
      <number:year number:style="long"/>
    </number:date-style>
  </office:automatic-styles>
  <office:master-styles>
    <style:master-page style:name="Standard" style:page-layout-name="pm1">
      <style:header>
        <table:table table:name="Table5" table:style-name="Table5">
          <table:table-column table:style-name="Table5.A"/>
          <table:table-column table:style-name="Table5.B"/>
          <table:table-row>
            <table:table-cell office:value-type="string">
              <text:p text:style-name="P1"><text:s text:c="2"/><text:modification-date style:data-style-name="N81">22. September 2008</text:modification-date> <text:line-break/><text:modification-time style:data-style-name="N40">12:31</text:modification-time></text:p>
            </table:table-cell>
            <table:table-cell office:value-type="string">
              <text:p text:style-name="P2"><text:user-field-get text:name="DocumentType">Software Development Plan</text:user-field-get> for <text:line-break/><text:user-field-get text:name="FullSystemName">Tower Hill Traffic Signal</text:user-field-get></text:p>
            </table:table-cell>
          </table:table-row>
        </table:table>
        <text:p text:style-name="Standard"/>
      </style:header>
      <style:header-left>
        <table:table table:name="Table2" table:style-name="Table2">
          <table:table-column table:style-name="Table2.A"/>
          <table:table-column table:style-name="Table2.B"/>
          <table:table-row>
            <table:table-cell office:value-type="string">
              <text:p text:style-name="P1"><text:s text:c="2"/><text:modification-date style:data-style-name="N81">22. September 2008</text:modification-date> </text:p>
              <text:p text:style-name="P1"><text:modification-time style:data-style-name="N40">12:31</text:modification-time></text:p>
            </table:table-cell>
            <table:table-cell office:value-type="string">
              <text:p text:style-name="P2"><text:user-field-get text:name="DocumentType">Software Development Plan</text:user-field-get> for <text:line-break/><text:user-field-get text:name="FullSystemName">Tower Hill Traffic Signal</text:user-field-get></text:p>
            </table:table-cell>
          </table:table-row>
        </table:table>
        <text:p text:style-name="P2"/>
      </style:header-left>
      <style:footer>
        <table:table table:name="Table4" table:style-name="Table4">
          <table:table-column table:style-name="Table4.A"/>
          <table:table-column table:style-name="Table4.B"/>
          <table:table-column table:style-name="Table4.C"/>
          <table:table-column table:style-name="Table4.D"/>
          <table:table-header-rows>
            <table:table-row>
              <table:table-cell table:style-name="Table4.A1" office:value-type="string">
                <text:p text:style-name="Table_20_Contents">Doc #: <text:user-field-get text:name="DocumentNumber">20080818T1</text:user-field-get></text:p>
              </table:table-cell>
              <table:table-cell table:style-name="Table4.A1" office:value-type="string">
                <text:p text:style-name="Table_20_Contents">Revision: <text:user-field-get text:name="Revision">Draft</text:user-field-get></text:p>
              </table:table-cell>
              <table:table-cell table:style-name="Table4.A1" office:value-type="string">
                <text:p text:style-name="P3">Date: <text:user-field-get text:name="ReleaseDate">18 June 2008</text:user-field-get></text:p>
              </table:table-cell>
              <table:table-cell table:style-name="Table4.A1" office:value-type="string">
                <text:p text:style-name="P4">Page <text:page-number text:select-page="current">22</text:page-number> of <text:page-count>22</text:page-count></text:p>
              </table:table-cell>
            </table:table-row>
          </table:table-header-rows>
        </table:table>
        <text:p text:style-name="Standard"/>
      </style:footer>
      <style:footer-left>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Contents">Doc #: <text:user-field-get text:name="DocumentNumber">20080818T1</text:user-field-get></text:p>
              </table:table-cell>
              <table:table-cell table:style-name="Table1.A1" office:value-type="string">
                <text:p text:style-name="Table_20_Contents">Revision: <text:user-field-get text:name="Revision">Draft</text:user-field-get></text:p>
              </table:table-cell>
              <table:table-cell table:style-name="Table1.A1" office:value-type="string">
                <text:p text:style-name="P3">Date: <text:user-field-get text:name="ReleaseDate">18 June 2008</text:user-field-get></text:p>
              </table:table-cell>
              <table:table-cell table:style-name="Table1.A1" office:value-type="string">
                <text:p text:style-name="P4">Page <text:page-number text:select-page="current">22</text:page-number> of <text:page-count>22</text:page-count></text:p>
              </table:table-cell>
            </table:table-row>
          </table:table-header-rows>
        </table:table>
        <text:p text:style-name="Footer"/>
      </style:footer-left>
    </style:master-page>
    <style:master-page style:name="First_20_Page" style:display-name="First Page" style:page-layout-name="pm1" style:next-style-name="Standard">
      <style:header>
        <text:p text:style-name="P1">Draft saved at <text:modification-time style:data-style-name="N40">12:31</text:modification-time> on <text:modification-date style:data-style-name="N81">22. September 2008</text:modification-date></text:p>
      </style:header>
      <style:footer>
        <text:p text:style-name="Footer"/>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Table_20_Contents">Doc #: <text:user-field-get text:name="DocumentNumber">20080818T1</text:user-field-get></text:p>
              </table:table-cell>
              <table:table-cell table:style-name="Table3.A1" office:value-type="string">
                <text:p text:style-name="Table_20_Contents">Revision: <text:user-field-get text:name="Revision">Draft</text:user-field-get></text:p>
              </table:table-cell>
              <table:table-cell table:style-name="Table3.A1" office:value-type="string">
                <text:p text:style-name="P3">Date: <text:user-field-get text:name="ReleaseDate">18 June 2008</text:user-field-get></text:p>
              </table:table-cell>
              <table:table-cell table:style-name="Table3.A1" office:value-type="string">
                <text:p text:style-name="P4">Page <text:page-number text:select-page="current">22</text:page-number> of <text:page-count>22</text:page-count></text:p>
              </table:table-cell>
            </table:table-row>
          </table:table-header-rows>
        </table:table>
        <text:p text:style-name="Standard"/>
      </style:footer>
    </style:master-page>
    <style:master-page style:name="Untitled1" style:page-layout-name="pm2">
      <style:header>
        <text:p text:style-name="Header"/>
      </style:header>
    </style:master-page>
    <style:master-page style:name="Left_20_Page" style:display-name="Left Page" style:page-layout-name="pm3">
      <style:header>
        <text:p text:style-name="Header"/>
      </style:header>
      <style:footer>
        <text:p text:style-name="Footer"/>
      </style:footer>
    </style:master-page>
    <style:master-page style:name="Right_20_Page" style:display-name="Right Page" style:page-layout-name="pm4">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meta:initial-creator>W. Lewis Collier</meta:initial-creator>
    <meta:creation-date>2008-06-19T00:17:42</meta:creation-date>
    <dc:creator>W. Lewis Collier</dc:creator>
    <dc:date>2008-09-22T12:31:58</dc:date>
    <meta:editing-cycles>28</meta:editing-cycles>
    <meta:editing-duration>PT7H15M0S</meta:editing-duration>
    <meta:user-defined meta:name="Info 1"/>
    <meta:user-defined meta:name="Info 2"/>
    <meta:user-defined meta:name="Info 3"/>
    <meta:user-defined meta:name="Info 4"/>
    <meta:document-statistic meta:table-count="6" meta:image-count="1" meta:object-count="0" meta:page-count="22" meta:paragraph-count="310" meta:word-count="1689" meta:character-count="12050"/>
  </office:meta>
</office:document-meta>
</file>